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AFMotor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AF</text:span><text:span text:style-name="T9_2">_</text:span><text:span text:style-name="T9_3">DCMotor</text:span><text:span text:style-name="T9_4"><text:tab/></text:span><text:span text:style-name="T9_5">KEYWORD</text:span><text:span text:style-name="T9_6">1</text:span></text:p>
      <text:p text:style-name="P10"><text:span text:style-name="T10_1">AF</text:span><text:span text:style-name="T10_2">_</text:span><text:span text:style-name="T10_3">Stepper</text:span><text:span text:style-name="T10_4"><text:tab/></text:span><text:span text:style-name="T10_5">KEYWORD</text:span><text:span text:style-name="T10_6">1</text:span></text:p>
      <text:p text:style-name="P11"/>
      <text:p text:style-name="P12"><text:span text:style-name="T12_1">#######################################</text:span></text:p>
      <text:p text:style-name="P13"><text:span text:style-name="T13_1">#<text:s/></text:span><text:span text:style-name="T13_2">Methods</text:span><text:span text:style-name="T13_3"><text:s/></text:span><text:span text:style-name="T13_4">and</text:span><text:span text:style-name="T13_5"><text:s/></text:span><text:span text:style-name="T13_6">Functions</text:span><text:span text:style-name="T13_7"><text:s/>(</text:span><text:span text:style-name="T13_8">KEYWORD</text:span><text:span text:style-name="T13_9">2)</text:span></text:p>
      <text:p text:style-name="P14"><text:span text:style-name="T14_1">#######################################</text:span></text:p>
      <text:p text:style-name="P15"/>
      <text:p text:style-name="P16"><text:span text:style-name="T16_1">enable</text:span><text:span text:style-name="T16_2"><text:tab/></text:span><text:span text:style-name="T16_3">KEYWORD</text:span><text:span text:style-name="T16_4">2</text:span></text:p>
      <text:p text:style-name="P17"><text:span text:style-name="T17_1">run</text:span><text:span text:style-name="T17_2"><text:tab/></text:span><text:span text:style-name="T17_3">KEYWORD</text:span><text:span text:style-name="T17_4">2</text:span></text:p>
      <text:p text:style-name="P18"><text:span text:style-name="T18_1">setSpeed</text:span><text:span text:style-name="T18_2"><text:tab/></text:span><text:span text:style-name="T18_3">KEYWORD</text:span><text:span text:style-name="T18_4">2</text:span></text:p>
      <text:p text:style-name="P19"><text:span text:style-name="T19_1">step</text:span><text:span text:style-name="T19_2"><text:tab/></text:span><text:span text:style-name="T19_3">KEYWORD</text:span><text:span text:style-name="T19_4">2</text:span></text:p>
      <text:p text:style-name="P20"><text:span text:style-name="T20_1">onestep</text:span><text:span text:style-name="T20_2"><text:tab/></text:span><text:span text:style-name="T20_3">KEYWORD</text:span><text:span text:style-name="T20_4">2</text:span></text:p>
      <text:p text:style-name="P21"><text:span text:style-name="T21_1">release</text:span><text:span text:style-name="T21_2"><text:tab/></text:span><text:span text:style-name="T21_3">KEYWORD</text:span><text:span text:style-name="T21_4">2</text:span></text:p>
      <text:p text:style-name="P22"/>
      <text:p text:style-name="P23"><text:span text:style-name="T23_1">#######################################</text:span></text:p>
      <text:p text:style-name="P24"><text:span text:style-name="T24_1">#<text:s/></text:span><text:span text:style-name="T24_2">Constants</text:span><text:span text:style-name="T24_3"><text:s/>(</text:span><text:span text:style-name="T24_4">LITERAL</text:span><text:span text:style-name="T24_5">1)</text:span></text:p>
      <text:p text:style-name="P25"><text:span text:style-name="T25_1">#######################################</text:span></text:p>
      <text:p text:style-name="P26"/>
      <text:p text:style-name="P27"><text:span text:style-name="T27_1">MICROSTEPPING</text:span><text:span text:style-name="T27_2"><text:tab/></text:span><text:span text:style-name="T27_3">LITERAL</text:span><text:span text:style-name="T27_4">1</text:span></text:p>
      <text:p text:style-name="P28"><text:span text:style-name="T28_1">FORWARD</text:span><text:span text:style-name="T28_2"><text:tab/></text:span><text:span text:style-name="T28_3">LITERAL</text:span><text:span text:style-name="T28_4">1</text:span></text:p>
      <text:p text:style-name="P29"><text:span text:style-name="T29_1">BACKWARD</text:span><text:span text:style-name="T29_2"><text:tab/></text:span><text:span text:style-name="T29_3">LITERAL</text:span><text:span text:style-name="T29_4">1</text:span></text:p>
      <text:p text:style-name="P30"><text:span text:style-name="T30_1">BRAKE</text:span><text:span text:style-name="T30_2"><text:tab/></text:span><text:span text:style-name="T30_3">LITERAL</text:span><text:span text:style-name="T30_4">1</text:span></text:p>
      <text:p text:style-name="P31"><text:span text:style-name="T31_1">RELEASE</text:span><text:span text:style-name="T31_2"><text:tab/></text:span><text:span text:style-name="T31_3">LITERAL</text:span><text:span text:style-name="T31_4">1</text:span></text:p>
      <text:p text:style-name="P32"><text:span text:style-name="T32_1">SINGLE</text:span><text:span text:style-name="T32_2"><text:tab/></text:span><text:span text:style-name="T32_3">LITERAL</text:span><text:span text:style-name="T32_4">1</text:span></text:p>
      <text:p text:style-name="P33"><text:span text:style-name="T33_1">DOUBLE</text:span><text:span text:style-name="T33_2"><text:tab/></text:span><text:span text:style-name="T33_3">LITERAL</text:span><text:span text:style-name="T33_4">1</text:span></text:p>
      <text:p text:style-name="P34"><text:span text:style-name="T34_1">INTERLEAVE</text:span><text:span text:style-name="T34_2"><text:tab/></text:span><text:span text:style-name="T34_3">LITERAL</text:span><text:span text:style-name="T34_4">1</text:span></text:p>
      <text:p text:style-name="P35"><text:span text:style-name="T35_1">MICROSTEP</text:span><text:span text:style-name="T35_2"><text:tab/></text:span><text:span text:style-name="T35_3">LITERAL</text:span><text:span text:style-name="T35_4">1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